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0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f1f1f" loext:opacity="100%" style:font-name="Google Sans Text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loext:padding="0cm" loext:border="none"/>
    </style:style>
    <style:style style:name="P14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loext:padding="0cm" loext:border="none"/>
    </style:style>
    <style:style style:name="P1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officeooo:rsid="001125ff" officeooo:paragraph-rsid="001125ff" style:font-weight-asian="bold" style:font-weight-complex="bold"/>
    </style:style>
    <style:style style:name="P16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7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9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weight="bold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color="#1f1f1f" loext:opacity="100%" style:font-name="Google Sans Text"/>
    </style:style>
    <style:style style:name="T4" style:family="text">
      <style:text-properties fo:color="#1f1f1f" loext:opacity="100%" style:font-name="Google Sans Text" fo:font-weight="bold" loext:padding="0cm" loext:border="none"/>
    </style:style>
    <style:style style:name="T5" style:family="text">
      <style:text-properties fo:color="#1f1f1f" loext:opacity="100%" style:font-name="Google Sans Text" loext:padding="0cm" loext:border="none"/>
    </style:style>
    <style:style style:name="T6" style:family="text">
      <style:text-properties fo:color="#444746" loext:opacity="100%" style:font-name="Google Sans Text" loext:padding="0cm" loext:border="none"/>
    </style:style>
    <style:style style:name="T7" style:family="text">
      <style:text-properties style:font-name="Google Sans"/>
    </style:style>
    <style:style style:name="T8" style:family="text">
      <style:text-properties officeooo:rsid="000ed8e8" loext:padding="0cm" loext:border="none"/>
    </style:style>
    <style:style style:name="T9" style:family="text">
      <style:text-properties officeooo:rsid="00125310" loext:padding="0cm" loext:border="none"/>
    </style:style>
    <style:style style:name="T10" style:family="text">
      <style:text-properties fo:font-size="13pt" style:font-size-asian="13pt" style:font-size-complex="13pt" loext:padding="0cm" loext:border="none"/>
    </style:style>
    <style:style style:name="T11" style:family="text">
      <style:text-properties fo:font-size="13pt" officeooo:rsid="00125310" style:font-size-asian="13pt" style:font-size-complex="13pt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DOCUMENTATION De </text:span><text:span text:style-name="T10">Smart Flow</text:span><text:span text:style-name="T2"> </text:span><text:span text:style-name="T9">&amp; </text:span><text:span text:style-name="T11">Staff Performances</text:span></text:p>
      <text:p text:style-name="P12"><text:span text:style-name="T2"/></text:p>
      <text:section text:style-name="Sect1" text:name="model-response-message-contentr_9c68b81143d9dadc">
        <text:p text:style-name="Horizontal_20_Line"/>
        <text:h text:style-name="P1" text:outline-level="2">1. Présentation Générale</text:h>
        <text:p text:style-name="P4"><text:bookmark text:name="p-rc_79408f6c0fdd2035-210"/><text:span text:style-name="T2">Le système est une application d'aide à la décision développée en </text:span><text:span text:style-name="T1">Python</text:span><text:span text:style-name="T2"> avec le framework </text:span><text:span text:style-name="T1">Streamlit</text:span><text:span text:style-name="T2">. Son objectif est d'analyser les données de vente historiques pour automatiser les recommandations d'approvisionnement et évaluer la performance des vendeurs.</text:span></text:p>
        <text:list text:style-name="L1">
          <text:list-item>
            <text:p text:style-name="P6"><text:bookmark text:name="p-rc_79408f6c0fdd2035-211"/><text:span text:style-name="T1">Utilisateur cible :</text:span><text:span text:style-name="T2"> Équipes logistiques et gestionnaires de stock.</text:span></text:p>
          </text:list-item>
          <text:list-item>
            <text:p text:style-name="P6"><text:bookmark text:name="p-rc_79408f6c0fdd2035-212"/><text:span text:style-name="T1">Période de développement :</text:span><text:span text:style-name="T2"> Du 5 janvier 2026 au 16 mars 2026.</text:span></text:p>
          </text:list-item>
          <text:list-item>
            <text:p text:style-name="P6"><text:bookmark text:name="p-rc_79408f6c0fdd2035-213"/><text:span text:style-name="T1">Environnement :</text:span><text:span text:style-name="T2"> Département informatique d'IMEDIATIS, Mak</text:span><text:span text:style-name="T8">e</text:span><text:span text:style-name="T2">pe.</text:span></text:p>
          </text:list-item>
        </text:list>
        <text:p text:style-name="Horizontal_20_Line"/>
        <text:h text:style-name="P1" text:outline-level="2">2. Architecture Technique</text:h>
        <text:h text:style-name="P2" text:outline-level="3">A. Couche de Données (Backend)</text:h>
        <text:p text:style-name="P4"><text:bookmark text:name="p-rc_79408f6c0fdd2035-214"/><text:span text:style-name="T2">Le système se connecte à une base de données </text:span><text:span text:style-name="T1">MySQL</text:span><text:span text:style-name="T2"> pour extraire les informations transactionnelles.</text:span></text:p>
        <text:list text:style-name="L2">
          <text:list-item>
            <text:p text:style-name="P16"><text:span text:style-name="T4">Table principale :</text:span><text:span text:style-name="T3"> </text:span><text:span text:style-name="Source_20_Text"><text:span text:style-name="T6">shopping</text:span></text:span><text:span text:style-name="T3"> (contenant les colonnes </text:span><text:span text:style-name="Source_20_Text"><text:span text:style-name="T6">registration</text:span></text:span><text:span text:style-name="T3">, </text:span><text:span text:style-name="Source_20_Text"><text:span text:style-name="T6">quantity</text:span></text:span><text:span text:style-name="T3">, </text:span><text:span text:style-name="Source_20_Text"><text:span text:style-name="T6">price</text:span></text:span><text:span text:style-name="T3">, </text:span><text:span text:style-name="Source_20_Text"><text:span text:style-name="T6">product</text:span></text:span><text:span text:style-name="T3">, </text:span><text:span text:style-name="Source_20_Text"><text:span text:style-name="T6">registrar</text:span></text:span><text:span text:style-name="T3">).</text:span></text:p>
          </text:list-item>
          <text:list-item>
            <text:p text:style-name="P7"><text:span text:style-name="T1">Traitement :</text:span> Utilisation de la bibliothèque <text:span text:style-name="T1">SQLAlchemy</text:span> pour la gestion des connexions et <text:span text:style-name="T1">Pandas</text:span> pour la manipulation des structures de données (DataFrames).</text:p>
          </text:list-item>
        </text:list>
        <text:h text:style-name="P2" text:outline-level="3">B. Moteur d'Analyse (Logic)</text:h>
        <text:p text:style-name="P13"><text:bookmark text:name="p-rc_79408f6c0fdd2035-215"/>Le système propose deux modes de fonctionnement:</text:p>
        <text:list text:style-name="L3">
          <text:list-item>
            <text:p text:style-name="P8"><text:span text:style-name="T1">Mode Statique :</text:span> Calcul de la moyenne des ventes quotidiennes multipliée par l'horizon de prévision.</text:p>
          </text:list-item>
          <text:list-item>
            <text:p text:style-name="P17"><text:bookmark text:name="p-rc_79408f6c0fdd2035-216"/><text:span text:style-name="T4">Mode Prédictif (ML) :</text:span><text:span text:style-name="T5"> Utilisation d'un modèle de </text:span><text:span text:style-name="T4">Régression Linéaire</text:span><text:span text:style-name="T5"> via </text:span><text:span text:style-name="Source_20_Text"><text:span text:style-name="T6">scikit-learn</text:span></text:span><text:span text:style-name="T5"> pour détecter les tendances de croissance ou de baisse.</text:span></text:p>
          </text:list-item>
        </text:list>
        <text:p text:style-name="Horizontal_20_Line"/>
        <text:h text:style-name="P1" text:outline-level="2">3. Fonctionnalités Clés</text:h>
        <text:h text:style-name="P3" text:outline-level="3">🏆 <text:span text:style-name="T7">Suivi de la Performance (Vendor Performance)</text:span></text:h>
        <text:list text:style-name="L4">
          <text:list-item>
            <text:p text:style-name="P18"><text:bookmark text:name="p-rc_79408f6c0fdd2035-217"/><text:span text:style-name="T4">Leaderboard :</text:span><text:span text:style-name="T5"> Classement des vendeurs (</text:span><text:span text:style-name="Source_20_Text"><text:span text:style-name="T6">registrar</text:span></text:span><text:span text:style-name="T5">) en fonction du chiffre d'affaires généré.</text:span></text:p>
          </text:list-item>
          <text:list-item>
            <text:p text:style-name="P9"><text:bookmark text:name="p-rc_79408f6c0fdd2035-218"/><text:span text:style-name="T1">Visualisation :</text:span><text:span text:style-name="T2"> Diagrammes en barres dynamiques permettant d'identifier rapidement les meilleurs contributeurs à la croissance de l'entreprise.</text:span></text:p>
          </text:list-item>
        </text:list>
        <text:h text:style-name="P3" text:outline-level="3">📦 <text:span text:style-name="T7">Moteur de Prévision (Procurement Engine)</text:span></text:h>
        <text:list text:style-name="L5">
          <text:list-item>
            <text:p text:style-name="P10"><text:soft-page-break/><text:span text:style-name="T1">Horizon de Prévision :</text:span> Paramètre ajustable (7 à 90 jours) pour définir la période de stock souhaitée.</text:p>
          </text:list-item>
          <text:list-item>
            <text:p text:style-name="P10"><text:bookmark text:name="p-rc_79408f6c0fdd2035-219"/><text:span text:style-name="T1">Safety Buffer :</text:span><text:span text:style-name="T2"> Ajout d'une marge de sécurité (0% à 100%) pour éviter les ruptures de stock.</text:span></text:p>
          </text:list-item>
          <text:list-item>
            <text:p text:style-name="P10"><text:bookmark text:name="p-rc_79408f6c0fdd2035-220"/><text:span text:style-name="T1">Score RMSE :</text:span><text:span text:style-name="T2"> Calcul de la </text:span><text:span text:style-name="T1">Root Mean Square Error</text:span><text:span text:style-name="T2"> pour mesurer la fiabilité de la prédiction. Plus le score est bas, plus la prédiction est stable.</text:span></text:p>
          </text:list-item>
        </text:list>
        <text:p text:style-name="Horizontal_20_Line"/>
        <text:h text:style-name="P1" text:outline-level="2">4. Guide d'Utilisation</text:h>
        <text:list text:style-name="L6">
          <text:list-item>
            <text:p text:style-name="P11"><text:bookmark text:name="p-rc_79408f6c0fdd2035-221"/><text:span text:style-name="T1">Configuration des Paramètres :</text:span><text:span text:style-name="T2"> Dans la barre latérale, définissez l'horizon de prévision (ex: 14 jours) et la marge de sécurité (ex: 15%).</text:span></text:p>
          </text:list-item>
          <text:list-item>
            <text:p text:style-name="P11"><text:span text:style-name="T1">Analyse des Recommandations :</text:span> Consultez l'onglet "Procurement Recommendations" pour voir la liste des produits à commander.</text:p>
          </text:list-item>
          <text:list-item>
            <text:p text:style-name="P11"><text:bookmark text:name="p-rc_79408f6c0fdd2035-222"/><text:span text:style-name="T1">Vérification de la Fiabilité :</text:span><text:span text:style-name="T2"> Observez l'indicateur "Model Confidence". Un RMSE élevé suggère un produit aux ventes volatiles nécessitant une vérification humaine.</text:span></text:p>
          </text:list-item>
          <text:list-item>
            <text:p text:style-name="P11"><text:bookmark text:name="p-rc_79408f6c0fdd2035-223"/><text:span text:style-name="T1">Action :</text:span><text:span text:style-name="T2"> Cliquez sur "Generate Purchase Orders" pour valider les suggestions de commande.</text:span></text:p>
          </text:list-item>
        </text:list>
        <text:p text:style-name="Horizontal_20_Line"/>
        <text:h text:style-name="P1" text:outline-level="2">5. Bilan et Maintenance</text:h>
        <text:p text:style-name="P4"><text:bookmark text:name="p-rc_79408f6c0fdd2035-224"/><text:span text:style-name="T2">Le système a permis de mettre en pratique les concepts théoriques de </text:span><text:span text:style-name="T1">Génie Informatique</text:span><text:span text:style-name="T2">. Pour maintenir l'efficacité du système, il est recommandé de:</text:span></text:p>
        <text:list text:style-name="L7">
          <text:list-item>
            <text:p text:style-name="P14"><text:bookmark text:name="p-rc_79408f6c0fdd2035-225"/>Mettre à jour les modèles de ML chaque mois pour intégrer les nouvelles tendances de consommation.</text:p>
          </text:list-item>
          <text:list-item>
            <text:p text:style-name="P19"><text:bookmark text:name="p-rc_79408f6c0fdd2035-226"/><text:span text:style-name="T5">Surveiller la qualité des données saisies dans la table </text:span><text:span text:style-name="Source_20_Text"><text:span text:style-name="T6">shopping</text:span></text:span><text:span text:style-name="T5">.</text:span></text:p>
          </text:list-item>
        </text:list>
        <text:p text:style-name="Horizontal_20_Line"/>
        <text:p text:style-name="P5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3:21:36.557695726</meta:creation-date>
    <dc:date>2026-03-03T16:37:26.206481758</dc:date>
    <meta:editing-duration>PT10M5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430" meta:character-count="2828" meta:non-whitespace-character-count="2448"/>
  </office:meta>
</office:document-meta>
</file>